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9B5E676D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officeooo:paragraph-rsid="000db5f1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Heading_20_3">
      <style:text-properties officeooo:rsid="000ee925" officeooo:paragraph-rsid="000ee925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0ee92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03</text:span></text:h>
      <text:h text:style-name="Heading_20_2" text:outline-level="2">2015-02-<text:span text:style-name="T11">17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Telamenta</text:h>
            <text:p text:style-name="P5"/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6">Bank: <text:span text:style-name="T7">FNB (Fist National Bank)</text:span></text:p>
            <text:p text:style-name="P6">Account Number: 62446745492</text:p>
            <text:p text:style-name="P6">Branch: Fourways</text:p>
            <text:p text:style-name="P6">Branch Code: 251 655</text:p>
          </table:table-cell>
        </table:table-row>
      </table:table>
      <text:p text:style-name="P4"/>
      <text:p text:style-name="Standard">Ladies and gentlemen,</text:p>
      <text:p text:style-name="Standard"/>
      <text:p text:style-name="Standard"><text:span text:style-name="T6">P</text:span>lease transfer the following amount to the benefit of:</text:p>
      <text:p text:style-name="Standard"/>
      <text:p text:style-name="P8">R <text:span text:style-name="T11">3</text:span> 000 ZAR for <text:span text:style-name="T11">Silver </text:span>Sponsorship of the Johannesburg DrupalCamp 2015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9B5E676D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2-17T14:42:57.718233219</dc:date>
    <dc:creator>Riaan Burger</dc:creator>
    <meta:editing-duration>PT1H55M43S</meta:editing-duration>
    <meta:editing-cycles>9</meta:editing-cycles>
    <meta:generator>LibreOffice/4.2.7.2$Linux_X86_64 LibreOffice_project/420m0$Build-2</meta:generator>
    <meta:document-statistic meta:table-count="2" meta:image-count="1" meta:object-count="0" meta:page-count="1" meta:paragraph-count="17" meta:word-count="85" meta:character-count="606" meta:non-whitespace-character-count="537"/>
  </office:meta>
</office:document-meta>
</file>